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1" svg:font-family="'Times New Roman'" style:font-adornments="Жирный" style:font-family-generic="roman"/>
    <style:font-face style:name="Times New Roman2" svg:font-family="'Times New Roman'" style:font-adornments="Обычный" style:font-family-generic="roman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text-align="center" style:justify-single-word="false"/>
    </style:style>
    <style:style style:name="P5" style:family="paragraph" style:parent-style-name="Heading_20_1" style:list-style-name="">
      <style:paragraph-properties fo:text-align="center" style:justify-single-word="false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>
      <style:paragraph-properties fo:margin-top="0.3252in" fo:margin-bottom="0.2417in" style:contextual-spacing="false"/>
    </style:style>
    <style:style style:name="P8" style:family="paragraph" style:parent-style-name="Preformatted_20_Text">
      <style:text-properties style:font-name="Times New Roman" fo:font-size="12pt" style:font-size-asian="12pt" style:font-size-complex="12pt"/>
    </style:style>
    <style:style style:name="P9" style:family="paragraph" style:parent-style-name="Preformatted_20_Text">
      <style:text-properties style:font-name="Times New Roman" fo:font-size="12pt" officeooo:paragraph-rsid="00158b1b" style:font-size-asian="12pt" style:font-size-complex="12pt"/>
    </style:style>
    <style:style style:name="P10" style:family="paragraph" style:parent-style-name="Preformatted_20_Text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11" style:family="paragraph" style:parent-style-name="Preformatted_20_Text">
      <style:text-properties style:font-name="Times New Roman" fo:font-size="20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Preformatted_20_Text">
      <style:text-properties style:font-name="Times New Roman" fo:font-size="8pt" style:font-size-asian="12pt" style:font-size-complex="12pt"/>
    </style:style>
    <style:style style:name="P13" style:family="paragraph" style:parent-style-name="Preformatted_20_Text" style:list-style-name="L1">
      <style:text-properties officeooo:paragraph-rsid="00158b1b"/>
    </style:style>
    <style:style style:name="P14" style:family="paragraph" style:parent-style-name="Preformatted_20_Text" style:list-style-name="L2">
      <style:text-properties officeooo:paragraph-rsid="00158b1b"/>
    </style:style>
    <style:style style:name="P15" style:family="paragraph" style:parent-style-name="Preformatted_20_Text" style:list-style-name="L4">
      <style:text-properties officeooo:paragraph-rsid="00158b1b"/>
    </style:style>
    <style:style style:name="P16" style:family="paragraph" style:parent-style-name="Preformatted_20_Text" style:list-style-name="L5">
      <style:text-properties officeooo:paragraph-rsid="00158b1b"/>
    </style:style>
    <style:style style:name="P17" style:family="paragraph" style:parent-style-name="Preformatted_20_Text" style:list-style-name="L6"/>
    <style:style style:name="P18" style:family="paragraph" style:parent-style-name="Title">
      <style:text-properties style:font-name="Times New Roman" fo:font-size="16pt" style:font-size-asian="16pt" style:font-size-complex="16pt"/>
    </style:style>
    <style:style style:name="T1" style:family="text">
      <style:text-properties officeooo:rsid="0013991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officeooo:rsid="00158b1b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0pt"/>
    </style:style>
    <style:style style:name="T7" style:family="text">
      <style:text-properties fo:font-size="10pt" style:font-size-asian="12pt" style:font-size-complex="12pt"/>
    </style:style>
    <style:style style:name="T8" style:family="text">
      <style:text-properties fo:font-size="8pt"/>
    </style:style>
    <style:style style:name="T9" style:family="text">
      <style:text-properties fo:font-size="8pt" style:font-size-asian="12pt" style:font-size-complex="12pt"/>
    </style:style>
    <style:style style:name="T10" style:family="text">
      <style:text-properties fo:font-size="6pt"/>
    </style:style>
    <style:style style:name="T11" style:family="text">
      <style:text-properties officeooo:rsid="001768a9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Сети и телекоммуникации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"><text:a xlink:type="simple" xlink:href="#__RefHeading___Toc5111_752399899" text:style-name="Index_20_Link" text:visited-style-name="Index_20_Link">1 Механизмы передачи фреймов<text:tab/>2</text:a></text:p>
          <text:p text:style-name="P1"><text:a xlink:type="simple" xlink:href="#__RefHeading___Toc5125_752399899" text:style-name="Index_20_Link" text:visited-style-name="Index_20_Link">2 Сетевое программирование<text:tab/>2</text:a></text:p>
          <text:p text:style-name="P2"><text:a xlink:type="simple" xlink:href="#__RefHeading___Toc5127_752399899" text:style-name="Index_20_Link" text:visited-style-name="Index_20_Link">2.1 Socket и его параметры:<text:tab/>3</text:a></text:p>
          <text:p text:style-name="P2"><text:a xlink:type="simple" xlink:href="#__RefHeading___Toc5113_752399899" text:style-name="Index_20_Link" text:visited-style-name="Index_20_Link">2.2 Адреса:<text:tab/>4</text:a></text:p>
          <text:p text:style-name="P3"><text:a xlink:type="simple" xlink:href="#__RefHeading___Toc5129_752399899" text:style-name="Index_20_Link" text:visited-style-name="Index_20_Link">2.2.1 Виды порядка хранения байтов в слове и двоичном слове:<text:tab/>4</text:a></text:p>
          <text:p text:style-name="P2"><text:a xlink:type="simple" xlink:href="#__RefHeading___Toc5131_752399899" text:style-name="Index_20_Link" text:visited-style-name="Index_20_Link">2.3 Установка соединения:<text:tab/>5</text:a></text:p>
          <text:p text:style-name="P3"><text:a xlink:type="simple" xlink:href="#__RefHeading___Toc5133_752399899" text:style-name="Index_20_Link" text:visited-style-name="Index_20_Link">2.3.1 Установка соединения (сервер).<text:tab/>5</text:a></text:p>
          <text:p text:style-name="P2"><text:a xlink:type="simple" xlink:href="#__RefHeading___Toc5115_752399899" text:style-name="Index_20_Link" text:visited-style-name="Index_20_Link">2.3.2 Установка соединения (клиент).<text:tab/>5</text:a></text:p>
          <text:p text:style-name="P2"><text:a xlink:type="simple" xlink:href="#__RefHeading___Toc5135_752399899" text:style-name="Index_20_Link" text:visited-style-name="Index_20_Link">2.4 Обмен данными<text:tab/>5</text:a></text:p>
          <text:p text:style-name="P3"><text:a xlink:type="simple" xlink:href="#__RefHeading___Toc5117_752399899" text:style-name="Index_20_Link" text:visited-style-name="Index_20_Link">2.4.1 Самописная функция для отправки всего буфера.<text:tab/>6</text:a></text:p>
          <text:p text:style-name="P3"><text:a xlink:type="simple" xlink:href="#__RefHeading___Toc5137_752399899" text:style-name="Index_20_Link" text:visited-style-name="Index_20_Link">2.4.2 flags:<text:tab/>6</text:a></text:p>
          <text:p text:style-name="P3"><text:a xlink:type="simple" xlink:href="#__RefHeading___Toc5139_752399899" text:style-name="Index_20_Link" text:visited-style-name="Index_20_Link">2.4.3 recv()<text:tab/>6</text:a></text:p>
          <text:p text:style-name="P3"><text:a xlink:type="simple" xlink:href="#__RefHeading___Toc5119_752399899" text:style-name="Index_20_Link" text:visited-style-name="Index_20_Link">2.4.4 Самописная функция для получения всех данных из сокета в буфер.<text:tab/>7</text:a></text:p>
          <text:p text:style-name="P3"><text:a xlink:type="simple" xlink:href="#__RefHeading___Toc5141_752399899" text:style-name="Index_20_Link" text:visited-style-name="Index_20_Link">2.4.5 flags:<text:tab/>7</text:a></text:p>
          <text:p text:style-name="P2"><text:a xlink:type="simple" xlink:href="#__RefHeading___Toc5143_752399899" text:style-name="Index_20_Link" text:visited-style-name="Index_20_Link">2.5 Закрытие сокета<text:tab/>7</text:a></text:p>
          <text:p text:style-name="P2"><text:a xlink:type="simple" xlink:href="#__RefHeading___Toc5121_752399899" text:style-name="Index_20_Link" text:visited-style-name="Index_20_Link">2.6 Обработка ошибок<text:tab/>7</text:a></text:p>
          <text:p text:style-name="P2"><text:a xlink:type="simple" xlink:href="#__RefHeading___Toc5145_752399899" text:style-name="Index_20_Link" text:visited-style-name="Index_20_Link">2.7 Отладка программ<text:tab/>7</text:a></text:p>
          <text:p text:style-name="P1"><text:a xlink:type="simple" xlink:href="#__RefHeading___Toc5123_752399899" text:style-name="Index_20_Link" text:visited-style-name="Index_20_Link">3 Модель OSI<text:tab/>8</text:a></text:p>
          <text:p text:style-name="P2"><text:a xlink:type="simple" xlink:href="#__RefHeading___Toc5148_752399899" text:style-name="Index_20_Link" text:visited-style-name="Index_20_Link">3.1 Уровни OSI:<text:tab/>8</text:a></text:p>
        </text:index-body>
      </text:table-of-content>
      <text:h text:style-name="P5" text:outline-level="1"/>
      <text:h text:style-name="P6" text:outline-level="1"><text:bookmark-start text:name="__RefHeading___Toc5111_752399899"/><text:span text:style-name="T1">1 </text:span>Механизмы передачи фреймов<text:bookmark-end text:name="__RefHeading___Toc5111_752399899"/></text:h>
      <text:p text:style-name="P8"><text:span text:style-name="T2">VLAN</text:span> - <text:span text:style-name="T2">Virtual Local Area Network</text:span> - группа взаимодействующих между собой (напрямую на канальном уровне) устройств. (устройства могут быть подключены к разным коммутаторам).</text:p>
      <text:p text:style-name="P8"/>
      <text:p text:style-name="P8"><text:span text:style-name="T2">Коммутатор</text:span> - устройство канального (2-го по OSI) уровня. По-умолчанию все его порты подключены к VLAN1 -&gt; 1 широковещательный сегмент.</text:p>
      <text:p text:style-name="P8">-&gt; после передачи фрейма коммутатор вносит запись в таблицу коммутации вида:</text:p>
      <text:p text:style-name="P8">(порт коммутатора, к которому подключен хост | MAC-адрес хоста (Media Access Control - физический адрес узла связи))</text:p>
      <text:p text:style-name="P8"/>
      <text:list xml:id="list3698002481" text:style-name="L1">
        <text:list-item>
          <text:p text:style-name="P13"><text:span text:style-name="T3">Flooding (наводение)- устройство, подключенное к порту коммутатора, отправляет фрейм -&gt; коммутатор принимает и перенаправляет его на все остальные порты, к которым подключены устройства<text:line-break/>Cases:<text:line-break/>- multicast frame - многоадресная рассылка - широковещательный фрейм<text:line-break/>- unknown unicast frame - если в таблице коммутации нет MAC-адреса получателя, то -&gt; _unknown unicast_ <text:s/>- неизвестный одноадресный получатель (надеемся, среди всех, кому я отправлю, потеряшка точно найдётся..но не факт)<text:line-break/></text:span></text:p>
        </text:list-item>
        <text:list-item>
          <text:p text:style-name="P13"><text:span text:style-name="T3">Forwarding (пересылка) - передача по MAC-адресу Unicast фрейма (фрейм с одноадресной передачей) из таблицы коммутации.<text:line-break/></text:span></text:p>
        </text:list-item>
        <text:list-item>
          <text:p text:style-name="P13"><text:span text:style-name="T3">Filtering (фильтрация) - предотвращение отправки фрейма отправителю (сравнение MAC-адреса получателя с отправителем -&gt; в случае совпадения считать, что хост уже получил данный фрейм).</text:span></text:p>
        </text:list-item>
      </text:list>
      <text:h text:style-name="P7" text:outline-level="1"><text:bookmark-start text:name="__RefHeading___Toc5125_752399899"/><text:span text:style-name="T1">2 </text:span>Сетевое программирование<text:bookmark-end text:name="__RefHeading___Toc5125_752399899"/></text:h>
      <text:p text:style-name="P9"><text:span text:style-name="T2">Домен</text:span> (область, определённая зона в сети Интернет, выделенная владельцу домена) </text:p>
      <text:p text:style-name="P9">- это логическая группировка (сеть) любых компьютеров сети под одним именем в рабочие группы по принципу "клиент-сервер" (а не "клиент-клиент" в обычной LAN), для упрощения централизованного администрирования и разделения ресурсов, установления групповой политики безопасности, управления доступом пользователей.</text:p>
      <text:p text:style-name="P8"/>
      <text:p text:style-name="P8"><text:span text:style-name="T2">Контроллер домена</text:span> - центральный (главный) компьютер (сервер) локальной сети, на котором работают службы каталогов и располагается хранилище данных каталогов, параметры учётных записей пользователей, параметры безопасност<text:span text:style-name="T4">и</text:span>, параметры групповой и локальной политик.</text:p>
      <text:p text:style-name="P8"/>
      <text:p text:style-name="P8"/>
      <text:p text:style-name="P11">В Unix системах (c++):</text:p>
      <text:p text:style-name="P8"/>
      <text:p text:style-name="P8">&gt; <text:span text:style-name="Citation">https://www.rsdn.org/article/unix/sockets.xml</text:span></text:p>
      <text:p text:style-name="P8"/>
      <text:p text:style-name="P8"><text:span text:style-name="Source_20_Text">#include &lt;sys/types.h&gt;</text:span></text:p>
      <text:p text:style-name="P8"><text:span text:style-name="Source_20_Text">#include &lt;sys/socket.h&gt;</text:span></text:p>
      <text:p text:style-name="P8"/>
      <text:h text:style-name="Heading_20_2" text:outline-level="2"><text:bookmark-start text:name="__RefHeading___Toc5127_752399899"/><text:soft-page-break/><text:span text:style-name="T1">2.1 </text:span>Socket и его параметры:<text:bookmark-end text:name="__RefHeading___Toc5127_752399899"/></text:h>
      <text:p text:style-name="P8"/>
      <text:p text:style-name="P8"><text:span text:style-name="Source_20_Text">int socket(int domain, int type, int protocol);</text:span></text:p>
      <text:p text:style-name="P8"/>
      <text:p text:style-name="P8"><text:span text:style-name="T2">Socket</text:span> - гнездо, разъём, виртуальный коммуникационный узел в операционной системе. При системном вызове socket() создаётся конечная точка для коммуникации и возвращается файловый дескриптор (натуральное число - ссылка на созданый сокет), или -1 в случае ошибки.</text:p>
      <text:p text:style-name="P8"/>
      <text:p text:style-name="P8"><text:span text:style-name="T2">Домен</text:span> (параметр domain) - семейство протоколов - стек <text:s/>протоколов - вид коммуникационной области - вся совокупность вертикальных протоколов (интерфейсов) и горизонтальных (сетевых) протоколов в сетевых системах. Виды:</text:p>
      <text:list xml:id="list511286789" text:style-name="L2">
        <text:list-item>
          <text:p text:style-name="P14"><text:span text:style-name="T3">PF_INET (Protocol family - Internet или AF_INET - Address family - Internet - синонимы) - семество транспортных протоколов TCP/IP - IPv4 протоколы Интернет<text:line-break/></text:span></text:p>
        </text:list-item>
        <text:list-item>
          <text:p text:style-name="P14"><text:span text:style-name="T3">PF_UNIX, PF_LOCAL - Локальное соединение - используется для связи процессов в одной машине - семество внутренних протоколов Unix (Unix domain)<text:line-break/></text:span></text:p>
        </text:list-item>
        <text:list-item>
          <text:p text:style-name="P14"><text:span text:style-name="T3">PF_INET6 (IPv6), PF_PACKET, PF_APPLETALK, PF_ATMPVC, PF_AX25, PF_X25, PF_NETLINK...</text:span></text:p>
        </text:list-item>
      </text:list>
      <text:p text:style-name="P8"/>
      <text:p text:style-name="P8"/>
      <text:p text:style-name="P8"><text:span text:style-name="T2">Тип</text:span> (параметр type) - вид интерфейса работы сокета - PDU, передающиеся по сети. Виды:</text:p>
      <text:p text:style-name="P8"/>
      <text:list xml:id="list3434735179" text:style-name="L4">
        <text:list-item>
          <text:p text:style-name="P15"><text:span text:style-name="T3">SOCK_STREAM (сегменты) - установление потокового двустороннего режима взаимодействия с помощью виртуального соединения, который обеспечивает последовательный и надёжный (за счёт проверки доставки сегментов от получателя) и не дублирующийся поток данных.<text:line-break/></text:span></text:p>
        </text:list-item>
        <text:list-item>
          <text:p text:style-name="P15"><text:span text:style-name="T3">SOCK_DGRAM - (Datagrams) - сохраняет границы сообщений, не поддерживают соединения. В PF_INET возможны дублирования, потеря и перестановка последовательности датаграмм, тогда как в PF_UNIX передача надёжна, а датаграммы не путаются.<text:line-break/></text:span></text:p>
        </text:list-item>
        <text:list-item>
          <text:p text:style-name="P15"><text:span text:style-name="T3">SOCK_RAW (доступ к низкоуровнему сетевому протоколу), SOCK_SEQPACKET (последовательный, двусторонний, PDU - датаграммы с ограниченной длинной, получатель обязан прочитать весь пакет разом, не включен в семество AF_INET), SOCK_RDM (надёжность, непоследовательность)</text:span></text:p>
        </text:list-item>
      </text:list>
      <text:p text:style-name="P8"/>
      <text:p text:style-name="P8"/>
      <text:p text:style-name="P8"><text:span text:style-name="T2">Конкретный протокол</text:span> (protocol) сокета.</text:p>
      <text:p text:style-name="P8">Если 0 - используется протокол по-умолчанию, соответствующий заданному семеству и типу:</text:p>
      <text:p text:style-name="P8"/>
      <text:list xml:id="list1823950898" text:style-name="L5">
        <text:list-item>
          <text:p text:style-name="P16"><text:span text:style-name="T3">IPPROTO_TCP - (6) - протокол TCP (Transmission Control Protocol) - протокол управления передачей данных с трёхэтапным квинтированием ("three-way handshake" - правило трёх рукопожатий - SYN(Synchronize) -&gt; SYN-ACK(Synchronize-Acknowledhe) (с выделением ресурсов) -&gt; ACK)<text:line-break/></text:span></text:p>
        </text:list-item>
        <text:list-item>
          <text:p text:style-name="P16"><text:span text:style-name="T3">IPPROTO_UDP - (17) - протокол UDP (User Datagram protocol)<text:line-break/></text:span></text:p>
        </text:list-item>
        <text:list-item>
          <text:p text:style-name="P16"><text:span text:style-name="T3">IPPROTO_SCTP - (132) - протокол SCTP (Stream Control Transmission Protocol) - протокол передачи с управлением потоком - похож на TCP, но имеет преимущества: </text:span><text:soft-page-break/><text:span text:style-name="T3">многопоточность, защита от DDoS-атак, синхронное соединение с четырёхэтапным квинтированием - four-way handshake (INIT -&gt; INIT-ACK (с уникальным ключом-маркером, идент. новое соединение) -&gt; COOKIE-ECHO (с маркером) -&gt; COOKIE-ACK (с выделением ресурсов))<text:line-break/></text:span></text:p>
        </text:list-item>
        <text:list-item>
          <text:p text:style-name="P16"><text:span text:style-name="T3">IPPROTO_IP - (0) - dummy for IP<text:line-break/></text:span></text:p>
        </text:list-item>
        <text:list-item>
          <text:p text:style-name="P16"><text:span text:style-name="T3">IPPROTO_ICMP - (1) - control message protocol</text:span></text:p>
        </text:list-item>
      </text:list>
      <text:p text:style-name="P8"/>
      <text:h text:style-name="Heading_20_2" text:outline-level="2"><text:bookmark-start text:name="__RefHeading___Toc5113_752399899"/><text:span text:style-name="T1">2.2 </text:span>Адреса:<text:bookmark-end text:name="__RefHeading___Toc5113_752399899"/></text:h>
      <text:p text:style-name="P8"/>
      <text:p text:style-name="P8"><text:s text:c="4"/><text:span text:style-name="Source_20_Text">int bind(int sockfd, struct sockaddr *adds, int addrlen);</text:span></text:p>
      <text:p text:style-name="P8"><text:s text:c="2"/><text:span text:style-name="T5">- возвращает 0 в случае успеха, -1 в случае ошибки</text:span></text:p>
      <text:p text:style-name="P8"/>
      <text:p text:style-name="P8"><text:span text:style-name="T2">Сокет</text:span> (sockfd) (файловый дескриптор сокета) обязательно связывают (bind) с адресом (addr) в выбранном домене - _именуют_:</text:p>
      <text:p text:style-name="P8"/>
      <text:p text:style-name="P8"><text:span text:style-name="Source_20_Text"><text:span text:style-name="T8"><text:s text:c="4"/>struct sockaddr{</text:span></text:span></text:p>
      <text:p text:style-name="P8"><text:span text:style-name="Source_20_Text"><text:span text:style-name="T8"><text:s text:c="8"/>unsigned short sa_family; <text:s text:c="4"/>// Семейство адресов PF_xxx - тот же domain</text:span></text:span></text:p>
      <text:p text:style-name="P8"><text:span text:style-name="Source_20_Text"><text:span text:style-name="T8"><text:s text:c="8"/>char <text:s text:c="10"/>sa_data[14]; <text:s text:c="2"/>// 14 байтов для хранения адреса</text:span></text:span></text:p>
      <text:p text:style-name="P8"><text:span text:style-name="Source_20_Text"><text:span text:style-name="T8"><text:s text:c="38"/>// (для UNIX - название файла-сокета;</text:span></text:span></text:p>
      <text:p text:style-name="P8"><text:span text:style-name="Source_20_Text"><text:span text:style-name="T8"><text:s text:c="38"/>// <text:s/>для INET - {IP-адрес; 16-битный номер порта})</text:span></text:span></text:p>
      <text:p text:style-name="P8"><text:span text:style-name="Source_20_Text"><text:span text:style-name="T8"><text:s text:c="4"/>};</text:span></text:span></text:p>
      <text:p text:style-name="P8"/>
      <text:p text:style-name="P8">&gt; _альтернатива:_</text:p>
      <text:p text:style-name="P8"/>
      <text:p text:style-name="P12"><text:span text:style-name="Source_20_Text"><text:s text:c="4"/>struct sockaddr_XX{ <text:s text:c="16"/>// (где XX-суффикс: домен "un" - UNIX; "in" - INET)</text:span></text:p>
      <text:p text:style-name="P12"><text:span text:style-name="Source_20_Text"><text:s text:c="8"/>short int <text:s text:c="9"/>sin_family; <text:s/>// Семейство адресов = sa_family</text:span></text:p>
      <text:p text:style-name="P12"><text:span text:style-name="Source_20_Text"><text:s text:c="8"/>unsigned short int sin_port; <text:s text:c="3"/>// Номер порта, определяет сокет хоста</text:span></text:p>
      <text:p text:style-name="P12"><text:span text:style-name="Source_20_Text"><text:s text:c="8"/>struct in_addr <text:s text:c="4"/>sin_addr; <text:s text:c="3"/>// IP-адрес, определяет хост в сети</text:span></text:p>
      <text:p text:style-name="P12"><text:span text:style-name="Source_20_Text"><text:s text:c="8"/>unsigned char <text:s text:c="5"/>sin_zero[8]; // "Дополнение" до размера структуры sockaddr</text:span></text:p>
      <text:p text:style-name="P12"><text:span text:style-name="Source_20_Text"><text:s text:c="4"/>};</text:span></text:p>
      <text:p text:style-name="P8"/>
      <text:p text:style-name="P8"/>
      <text:p text:style-name="P8">&gt; тогда при передаче в bind требуется приведение в тип:</text:p>
      <text:p text:style-name="P8"><text:s text:c="2"/>-&gt; <text:s/><text:span text:style-name="Source_20_Text"><text:span text:style-name="T8">reinterpret_cast&lt;const struct sockaddr *&gt;(&amp;sin)</text:span></text:span></text:p>
      <text:p text:style-name="P8"/>
      <text:p text:style-name="P8"><text:span text:style-name="Source_20_Text"><text:span text:style-name="T8"><text:s text:c="4"/>struct in_addr {</text:span></text:span></text:p>
      <text:p text:style-name="P8"><text:span text:style-name="Source_20_Text"><text:span text:style-name="T8"><text:s text:c="10"/>unsigned long s_addr;</text:span></text:span></text:p>
      <text:p text:style-name="P8"><text:span text:style-name="Source_20_Text"><text:span text:style-name="T8"><text:s text:c="4"/>};</text:span></text:span></text:p>
      <text:p text:style-name="P8"/>
      <text:h text:style-name="Heading_20_3" text:outline-level="3"><text:bookmark-start text:name="__RefHeading___Toc5129_752399899"/><text:span text:style-name="T1">2.2.1 </text:span>Виды порядка хранения байтов в слове и двоичном слове:<text:bookmark-end text:name="__RefHeading___Toc5129_752399899"/></text:h>
      <text:p text:style-name="P8"><text:s text:c="4"/>1. Порядок хоста <text:s text:c="2"/>- host <text:s text:c="3"/>byte order</text:p>
      <text:p text:style-name="P8"><text:s text:c="4"/>2. Сетевой порядок - network byte order хранения байтов</text:p>
      <text:p text:style-name="P8"><text:s text:c="20"/>поэтому при указании</text:p>
      <text:p text:style-name="P8"><text:s text:c="16"/>-&gt; в sin_port (номера порта)</text:p>
      <text:p text:style-name="P8"><text:s text:c="20"/>конвертируют адреса из хостового вида в вид сетевой:</text:p>
      <text:p text:style-name="P8"><text:s text:c="20"/>-&gt; htons() - Host To Network Short</text:p>
      <text:p text:style-name="P8"><text:s text:c="20"/>-&gt; htonl() - Host To Network Long</text:p>
      <text:p text:style-name="P8"><text:s text:c="32"/>Обратное преобразование:</text:p>
      <text:p text:style-name="P8"><text:s text:c="32"/>-&gt; ntohs()</text:p>
      <text:p text:style-name="P8"><text:s text:c="32"/>-&gt; ntohl()</text:p>
      <text:p text:style-name="P8"><text:s text:c="16"/>-&gt; и sin_addr.s_addr (IP-адреса хоста):</text:p>
      <text:p text:style-name="P8"><text:s text:c="20"/>с помощью функции inet_addr("128.0.0.3"); // в заголовнике inet.h</text:p>
      <text:p text:style-name="P8"/>
      <text:h text:style-name="Heading_20_2" text:outline-level="2"><text:bookmark-start text:name="__RefHeading___Toc5131_752399899"/><text:soft-page-break/><text:span text:style-name="T1">2.3 </text:span>Установка соединения:<text:bookmark-end text:name="__RefHeading___Toc5131_752399899"/></text:h>
      <text:h text:style-name="Heading_20_3" text:outline-level="3"><text:bookmark-start text:name="__RefHeading___Toc5133_752399899"/><text:span text:style-name="T1">2.3.1 </text:span>Установка соединения (сервер).<text:bookmark-end text:name="__RefHeading___Toc5133_752399899"/></text:h>
      <text:p text:style-name="P8">1. Создание сокета сервера - socket(domain, type, protocol);</text:p>
      <text:p text:style-name="P8">2. Привязка сокета к локальному адресу: -&gt; sin_addr.s_addr = <text:span text:style-name="T8">IP-адрес, принадлежащий конкретному сетевому интерфейсу, который будет принимать соединения от клиента</text:span></text:p>
      <text:p text:style-name="P8"><text:s text:c="60"/><text:span text:style-name="T8">= INADDR_ANY для соединения с клиентами через любой сетевой интерфейс</text:span></text:p>
      <text:p text:style-name="P8"><text:s text:c="40"/>-&gt; sin_port <text:s text:c="7"/>= номер порта или 0 (произвольный</text:p>
      <text:p text:style-name="P8"><text:s text:c="60"/>неиспользуемый номер порта)</text:p>
      <text:p text:style-name="P8">3. Создание очереди запросов на соединение (сокет переводится в режим ожидания запросов со стороны клиента):</text:p>
      <text:p text:style-name="P8"><text:s text:c="4"/>- listen() ---&gt; при попытке соединения клиента с сервером (_sockfd_), сервер ставит клиента в _очередь_ длиной _backlog_, т.к. сервер выполняет запросы последовательно. При переполнении очереди запросы игнорируются.</text:p>
      <text:p text:style-name="P8"><text:s text:c="4"/>- возвращает 0 в случае успеха, -1 в случае ошибки</text:p>
      <text:p text:style-name="P8"/>
      <text:p text:style-name="P8"><text:s text:c="10"/><text:span text:style-name="Source_20_Text">int listen(int sockfd, int backlog);</text:span></text:p>
      <text:p text:style-name="P8"><text:s text:c="46"/>sockfd <text:s/>- дескриптор сокета</text:p>
      <text:p text:style-name="P8"><text:s text:c="75"/>backlog - размер очереди запросов</text:p>
      <text:p text:style-name="P8">4. Подтверждение о готовности обслужить клиентов:</text:p>
      <text:p text:style-name="P8"><text:s text:c="4"/>- accept() ---&gt; возвращает файловый дескриптор сокета клиента или -1 (в случае ошибки).</text:p>
      <text:p text:style-name="P8"><text:s text:c="6"/>- после вызова accept серверный сокет (sockfd) остаётся в слушающем состоянии и может принимать другие соединения.</text:p>
      <text:p text:style-name="P8"><text:s text:c="6"/>- если не интересуют 2,3-й параметры -&gt; NULL</text:p>
      <text:p text:style-name="P8"><text:s text:c="6"/>- полученный Ф.Д. клиента связан с тем же адресом, что и Ф.Д. сервера (адрес TCP-сокета не обязан быть уникальным в Internet-домене )</text:p>
      <text:p text:style-name="P8"/>
      <text:p text:style-name="P8"><text:s text:c="12"/><text:span text:style-name="Source_20_Text"><text:span text:style-name="T6">int accept(int sockfd, struct sockaddr* addr, socklen_t * addrlen);</text:span></text:span></text:p>
      <text:p text:style-name="P8"><text:s text:c="42"/>sockfd - Ф.Д. слушающего (серверного) сокета</text:p>
      <text:p text:style-name="P8"><text:s text:c="66"/>addr - accept сюда записывает адрес сокета клиента</text:p>
      <text:p text:style-name="P8"><text:s text:c="101"/>addrlen - accept сюда записывает</text:p>
      <text:p text:style-name="P8"><text:s text:c="99"/>использованную длину под адрес</text:p>
      <text:h text:style-name="Heading_20_2" text:outline-level="2"><text:bookmark-start text:name="__RefHeading___Toc5115_752399899"/><text:span text:style-name="T1">2.3.2 </text:span>Установка соединения (клиент).<text:bookmark-end text:name="__RefHeading___Toc5115_752399899"/></text:h>
      <text:p text:style-name="P8">1. Создание сокета клиента - socket(domain, type, protocol);</text:p>
      <text:p text:style-name="P8">2. Пропуск привязки клиента к локальному адресу</text:p>
      <text:p text:style-name="P8"><text:s text:c="4"/>- connect() автоматически присваивает адрес и привязывает сокет к свободному порту).</text:p>
      <text:p text:style-name="P8"><text:s text:c="4"/>- Исключение: подключение к серверам rlogind и rshd -&gt; требуется определённый порт.</text:p>
      <text:p text:style-name="P8">3. Установление соединения клиента с сервером:</text:p>
      <text:p text:style-name="P8"><text:s text:c="4"/>- 0 <text:s/>в случае успеха</text:p>
      <text:p text:style-name="P8"><text:s text:c="4"/>- -1 в случае ошибки</text:p>
      <text:p text:style-name="P8"/>
      <text:p text:style-name="P8"><text:s text:c="10"/><text:span text:style-name="Source_20_Text"><text:span text:style-name="T6">int connect(int sockfd, const struct sockaddr *serv_addr, int addrlen);</text:span></text:span></text:p>
      <text:p text:style-name="P8"><text:s text:c="26"/>sockfd - Ф.Д. клиентского сокета</text:p>
      <text:p text:style-name="P8"><text:s text:c="56"/>serv_addr - адрес сервера для подключения</text:p>
      <text:p text:style-name="P8"><text:s text:c="72"/>addrlen - длина структуры с адресом сервера</text:p>
      <text:p text:style-name="P8"/>
      <text:h text:style-name="Heading_20_2" text:outline-level="2"><text:bookmark-start text:name="__RefHeading___Toc5135_752399899"/><text:span text:style-name="T1">2.4</text:span> Обмен данными<text:bookmark-end text:name="__RefHeading___Toc5135_752399899"/></text:h>
      <text:p text:style-name="P8">- send() и recv()</text:p>
      <text:p text:style-name="P8">- альтернатива для Unix:</text:p>
      <text:p text:style-name="P8"><text:soft-page-break/><text:s text:c="2"/>read() и write() - меньше возможностей</text:p>
      <text:p text:style-name="P8"/>
      <text:p text:style-name="P8">### send()</text:p>
      <text:p text:style-name="P8">- Отправка данных из буфера в сокет</text:p>
      <text:p text:style-name="P8"/>
      <text:p text:style-name="P8"><text:s text:c="6"/>i<text:span text:style-name="Source_20_Text">nt send(int sockfd, const void* buf, int len, int flags);</text:span></text:p>
      <text:p text:style-name="P8"><text:s text:c="18"/>sockfd - Ф.Д. клиентского сокета, через который отправляются данные</text:p>
      <text:p text:style-name="P8"><text:s text:c="38"/>buf - указатель на буфер с данными</text:p>
      <text:p text:style-name="P8"><text:s text:c="48"/>len - длина буфера в байтах</text:p>
      <text:p text:style-name="P8"><text:s text:c="56"/>flags - набор битовых флагов, регулирующих работу функции.</text:p>
      <text:p text:style-name="P8"><text:s text:c="64"/>(0 - передача по умолчанию)</text:p>
      <text:p text:style-name="P8"/>
      <text:p text:style-name="P8">- возвращает фактически отправленное число байтов (может быть меньше указанного размера буфера), <text:s/>-1 в случае ошибки</text:p>
      <text:h text:style-name="Heading_20_3" text:outline-level="3"><text:bookmark-start text:name="__RefHeading___Toc5117_752399899"/><text:span text:style-name="T1">2.4.1 </text:span>Самописная функция для отправки всего буфера.<text:bookmark-end text:name="__RefHeading___Toc5117_752399899"/></text:h>
      <text:p text:style-name="P8"/>
      <text:p text:style-name="P8"><text:span text:style-name="Source_20_Text"><text:span text:style-name="T8"><text:s text:c="4"/>int sendall(int sockfd, const void* buf, size_t len, int flags)</text:span></text:span></text:p>
      <text:p text:style-name="P8"><text:span text:style-name="Source_20_Text"><text:span text:style-name="T8"><text:s text:c="4"/>{</text:span></text:span></text:p>
      <text:p text:style-name="P8"><text:span text:style-name="Source_20_Text"><text:span text:style-name="T8"><text:s text:c="8"/>int total = 0;</text:span></text:span></text:p>
      <text:p text:style-name="P8"><text:span text:style-name="Source_20_Text"><text:span text:style-name="T8"><text:s text:c="8"/>int n;</text:span></text:span></text:p>
      <text:p text:style-name="P8"><text:span text:style-name="Source_20_Text"><text:span text:style-name="T8"><text:s text:c="8"/>while(total &lt; len)</text:span></text:span></text:p>
      <text:p text:style-name="P8"><text:span text:style-name="Source_20_Text"><text:span text:style-name="T8"><text:s text:c="8"/>{</text:span></text:span></text:p>
      <text:p text:style-name="P8"><text:span text:style-name="Source_20_Text"><text:span text:style-name="T8"><text:s text:c="12"/>n = send(sockfd, buf+total, len - total, flags);</text:span></text:span></text:p>
      <text:p text:style-name="P8"><text:span text:style-name="Source_20_Text"><text:span text:style-name="T8"><text:s text:c="12"/>if(n == -1) { break; }</text:span></text:span></text:p>
      <text:p text:style-name="P8"><text:span text:style-name="Source_20_Text"><text:span text:style-name="T8"><text:s text:c="12"/>total += n;</text:span></text:span></text:p>
      <text:p text:style-name="P8"><text:span text:style-name="Source_20_Text"><text:span text:style-name="T8"><text:s text:c="8"/>}</text:span></text:span></text:p>
      <text:p text:style-name="P8"><text:span text:style-name="Source_20_Text"><text:span text:style-name="T8"><text:s text:c="8"/>return (n == -1 ? -1 : total);</text:span></text:span></text:p>
      <text:p text:style-name="P8"><text:span text:style-name="Source_20_Text"><text:span text:style-name="T8"><text:s text:c="4"/>}</text:span></text:span></text:p>
      <text:p text:style-name="P8"/>
      <text:h text:style-name="Heading_20_3" text:outline-level="3"><text:bookmark-start text:name="__RefHeading___Toc5137_752399899"/><text:span text:style-name="T1">2.4.2</text:span> flags:<text:bookmark-end text:name="__RefHeading___Toc5137_752399899"/></text:h>
      <text:p text:style-name="P8"><text:s text:c="2"/>- __MSG_OOB__ <text:s text:c="6"/>--- (out of band data, OOB) - отправить данные как _срочные_</text:p>
      <text:p text:style-name="P8"><text:s text:c="22"/>--- позволяет иметь два параллельных канала данных в одном соединении.</text:p>
      <text:p text:style-name="P8"><text:s text:c="22"/>--- не рекомендуется к использованию</text:p>
      <text:p text:style-name="P8"><text:s text:c="2"/>- __MSG_DONTROUTE__ --- запрещает маршрутизацию пакетов</text:p>
      <text:p text:style-name="P8"><text:s text:c="22"/>--- нижележащие транспортные слои могут <text:s text:c="4"/>проигнорировать этот флаг.</text:p>
      <text:p text:style-name="P8"/>
      <text:p text:style-name="P8"/>
      <text:h text:style-name="Heading_20_3" text:outline-level="3"><text:bookmark-start text:name="__RefHeading___Toc5139_752399899"/><text:span text:style-name="T1">2.4.3</text:span> recv()<text:bookmark-end text:name="__RefHeading___Toc5139_752399899"/></text:h>
      <text:p text:style-name="P8">- Получение данных из сокета в буфер</text:p>
      <text:p text:style-name="P8"/>
      <text:p text:style-name="P8"><text:s text:c="6"/><text:span text:style-name="Source_20_Text"><text:span text:style-name="T6">int recv(int sockfd, void *buf, size_t len, int flags);</text:span></text:span></text:p>
      <text:p text:style-name="P8"><text:s text:c="19"/>sockfd - Ф.Д. клиентского сокета, с которого получаем данные</text:p>
      <text:p text:style-name="P8"><text:s text:c="33"/>buf - указатель на буфер, куда записать данные</text:p>
      <text:p text:style-name="P8"><text:s text:c="45"/>len - длина буфера в байтах</text:p>
      <text:p text:style-name="P8"><text:s text:c="54"/>flags - набор битовых флагов, регулирующих работу <text:s/>функции.</text:p>
      <text:p text:style-name="P8"><text:s text:c="64"/>(0 - получение по умолчанию)</text:p>
      <text:p text:style-name="P8">- возвращает фактически прочитанное с сокета число байтов в буфер (может быть меньше указанного размера буфера),</text:p>
      <text:p text:style-name="P8">- -1 в случае ошибки</text:p>
      <text:p text:style-name="P8">- 0 <text:s/>в случае разрыва соединения</text:p>
      <text:p text:style-name="P8"/>
      <text:h text:style-name="Heading_20_3" text:outline-level="3"><text:bookmark-start text:name="__RefHeading___Toc5119_752399899"/><text:soft-page-break/><text:span text:style-name="T1">2.4.4 </text:span>Самописная функция для получения всех данных из сокета в буфер.<text:bookmark-end text:name="__RefHeading___Toc5119_752399899"/></text:h>
      <text:p text:style-name="P8"/>
      <text:p text:style-name="P8"><text:span text:style-name="Source_20_Text"><text:span text:style-name="T8"><text:s text:c="4"/>int recvall(int sockfd, void *buf, size_t len, int flags)</text:span></text:span></text:p>
      <text:p text:style-name="P8"><text:span text:style-name="Source_20_Text"><text:span text:style-name="T8"><text:s text:c="4"/>{</text:span></text:span></text:p>
      <text:p text:style-name="P8"><text:span text:style-name="Source_20_Text"><text:span text:style-name="T8"><text:s text:c="8"/>int total = 0;</text:span></text:span></text:p>
      <text:p text:style-name="P8"><text:span text:style-name="Source_20_Text"><text:span text:style-name="T8"><text:s text:c="8"/>int n;</text:span></text:span></text:p>
      <text:p text:style-name="P8"><text:span text:style-name="Source_20_Text"><text:span text:style-name="T8"><text:s text:c="8"/>while(total &lt; len)</text:span></text:span></text:p>
      <text:p text:style-name="P8"><text:span text:style-name="Source_20_Text"><text:span text:style-name="T8"><text:s text:c="8"/>{</text:span></text:span></text:p>
      <text:p text:style-name="P8"><text:span text:style-name="Source_20_Text"><text:span text:style-name="T8"><text:s text:c="12"/>n = recv(sockfd, buf + total, len - total, flags);</text:span></text:span></text:p>
      <text:p text:style-name="P8"><text:span text:style-name="Source_20_Text"><text:span text:style-name="T8"><text:s text:c="12"/>if(n == -1 || n == 0) { break; }</text:span></text:span></text:p>
      <text:p text:style-name="P8"><text:span text:style-name="Source_20_Text"><text:span text:style-name="T8"><text:s text:c="12"/>total += n;</text:span></text:span></text:p>
      <text:p text:style-name="P8"><text:span text:style-name="Source_20_Text"><text:span text:style-name="T8"><text:s text:c="8"/>}</text:span></text:span></text:p>
      <text:p text:style-name="P8"><text:span text:style-name="Source_20_Text"><text:span text:style-name="T8"><text:s text:c="8"/>return (n == -1 ? -1 : total);</text:span></text:span></text:p>
      <text:p text:style-name="P8"><text:span text:style-name="Source_20_Text"><text:span text:style-name="T8"><text:s text:c="4"/>}</text:span></text:span></text:p>
      <text:p text:style-name="P8"/>
      <text:h text:style-name="Heading_20_3" text:outline-level="3"><text:bookmark-start text:name="__RefHeading___Toc5141_752399899"/><text:span text:style-name="T1">2.4.5</text:span> flags:<text:bookmark-end text:name="__RefHeading___Toc5141_752399899"/></text:h>
      <text:p text:style-name="P8"><text:s text:c="2"/>- __MSG_OOB__ <text:s text:c="6"/>--- (out of band data, OOB) - получить данные как _срочные_</text:p>
      <text:p text:style-name="P8"><text:s text:c="22"/>--- позволяет иметь два параллельных канала данных в одном соединении.</text:p>
      <text:p text:style-name="P8"><text:s text:c="22"/>--- не рекомендуется к использованию</text:p>
      <text:p text:style-name="P8"><text:s text:c="2"/>- __MSG_PEEK__ <text:s text:c="5"/>--- позволяет "подсмотреть" данные, полученные от удалённого хоста, не удаляя их из</text:p>
      <text:p text:style-name="P8"><text:s text:c="26"/>системного буфера</text:p>
      <text:p text:style-name="P8"><text:s text:c="22"/>--- это означает, что при следующем обращении к recv вы получите те же самые данные</text:p>
      <text:p text:style-name="P8"/>
      <text:h text:style-name="Heading_20_2" text:outline-level="2"><text:bookmark-start text:name="__RefHeading___Toc5143_752399899"/><text:span text:style-name="T1">2.5</text:span> Закрытие сокета<text:bookmark-end text:name="__RefHeading___Toc5143_752399899"/></text:h>
      <text:p text:style-name="P8"/>
      <text:p text:style-name="P8"><text:span text:style-name="Source_20_Text"><text:span text:style-name="T8"><text:s text:c="4"/>#include &lt;unistd.h&gt;</text:span></text:span></text:p>
      <text:p text:style-name="P8"><text:span text:style-name="Source_20_Text"><text:span text:style-name="T9"/></text:span></text:p>
      <text:p text:style-name="P8"><text:span text:style-name="Source_20_Text"><text:span text:style-name="T8"><text:s text:c="4"/>int close(int fd); - чтобы освободить связанные с сокетом fd системные ресурсы.</text:span></text:span></text:p>
      <text:p text:style-name="P8"><text:span text:style-name="Source_20_Text"><text:span text:style-name="T9"/></text:span></text:p>
      <text:p text:style-name="P8"><text:span text:style-name="Source_20_Text"><text:span text:style-name="T8">- Запрет передачи данных в каком-то одном направлении:</text:span></text:span></text:p>
      <text:p text:style-name="P8"><text:span text:style-name="Source_20_Text"><text:span text:style-name="T9"/></text:span></text:p>
      <text:p text:style-name="P8"><text:span text:style-name="Source_20_Text"><text:span text:style-name="T8"><text:s text:c="6"/>int shutdown(int sockfd, int how);</text:span></text:span></text:p>
      <text:p text:style-name="P8"><text:span text:style-name="Source_20_Text"><text:span text:style-name="T8"><text:s text:c="35"/>how: 0 - запретить чтение из сокета</text:span></text:span></text:p>
      <text:p text:style-name="P8"><text:span text:style-name="Source_20_Text"><text:span text:style-name="T8"><text:s text:c="40"/>1 - запретить запись в сокет</text:span></text:span></text:p>
      <text:p text:style-name="P8"><text:span text:style-name="Source_20_Text"><text:span text:style-name="T8"><text:s text:c="40"/>2 - запретить и то и другое -&gt; close(sockfd)</text:span></text:span></text:p>
      <text:p text:style-name="P8"/>
      <text:h text:style-name="Heading_20_2" text:outline-level="2"><text:bookmark-start text:name="__RefHeading___Toc5121_752399899"/><text:span text:style-name="T1">2.6 </text:span>Обработка ошибок<text:bookmark-end text:name="__RefHeading___Toc5121_752399899"/></text:h>
      <text:p text:style-name="P8">errno - глобальная переменная из &lt;errno.h&gt;, куда записываются код ошибки, если что-то пошлло не так</text:p>
      <text:p text:style-name="P8">perror() - функция для вывода диагностических ошибок</text:p>
      <text:p text:style-name="P8">exit() - функция для принудительного завершения программы с указанием кода ошибки</text:p>
      <text:p text:style-name="P8"/>
      <text:h text:style-name="Heading_20_2" text:outline-level="2"><text:bookmark-start text:name="__RefHeading___Toc5145_752399899"/><text:span text:style-name="T1">2.7</text:span> Отладка программ<text:bookmark-end text:name="__RefHeading___Toc5145_752399899"/></text:h>
      <text:p text:style-name="P8"/>
      <text:p text:style-name="P8"/>
      <text:p text:style-name="P8"><text:span text:style-name="T1">3</text:span> Далее</text:p>
      <text:p text:style-name="P8"/>
      <text:p text:style-name="P8"/>
      <text:p text:style-name="P8">Уровни OSI.</text:p>
      <text:p text:style-name="P8">Назначение уровней.</text:p>
      <text:p text:style-name="P8"/>
      <text:p text:style-name="P8">Сетевые сервисы</text:p>
      <text:p text:style-name="P8"><text:soft-page-break/>(сервис печати,</text:p>
      <text:p text:style-name="P8">сервис СУБД</text:p>
      <text:p text:style-name="P8">(файлсерверная,</text:p>
      <text:p text:style-name="P8">серверная архитектура,</text:p>
      <text:p text:style-name="P8">трехзвенная),</text:p>
      <text:p text:style-name="P8">сервис сообщений,</text:p>
      <text:p text:style-name="P8">файловый сервис,</text:p>
      <text:p text:style-name="P8">сервис приложений</text:p>
      <text:p text:style-name="P8">(iaas,</text:p>
      <text:p text:style-name="P8"><text:s/>saas,</text:p>
      <text:p text:style-name="P8"><text:s/>paas, для чего предназначены данные сервисы, виртуализация на уровне ядра),</text:p>
      <text:p text:style-name="P8">приведите примеры протоколов обеспечивающих данные сервисы.</text:p>
      <text:p text:style-name="P8"/>
      <text:p text:style-name="P8">Понятие интерфейса и протокола.</text:p>
      <text:p text:style-name="P8">Источники стандартов в телекоммуникациях,</text:p>
      <text:p text:style-name="P8">сетях и интернете</text:p>
      <text:p text:style-name="P8">(iso,</text:p>
      <text:p text:style-name="P8">ieee (802.3, 802.11),</text:p>
      <text:p text:style-name="P8">isoc,</text:p>
      <text:p text:style-name="P8">iana (rir)),</text:p>
      <text:p text:style-name="P8">способы принятия стандартов.</text:p>
      <text:p text:style-name="P8"/>
      <text:p text:style-name="P8">Команды ping,</text:p>
      <text:p text:style-name="P8">ipconfig (ifconfig),</text:p>
      <text:p text:style-name="P8">tracert (traceroute).</text:p>
      <text:p text:style-name="P8">Записать примеры определений функций сервисов</text:p>
      <text:p text:style-name="P8">(описание их параметров и названия),</text:p>
      <text:p text:style-name="P8">реализуемые каждым из уровней (предоставляемые вышестоящему уровню).</text:p>
      <text:p text:style-name="P8"/>
      <text:p text:style-name="P8"/>
      <text:h text:style-name="Heading_20_1" text:outline-level="1"><text:bookmark-start text:name="__RefHeading___Toc5123_752399899"/><text:span text:style-name="T1">3 </text:span>Модель OSI<text:bookmark-end text:name="__RefHeading___Toc5123_752399899"/></text:h>
      <text:p text:style-name="P10">&gt; <text:span text:style-name="T10">https://ru.wikipedia.org/wiki/%D0%A1%D0%B5%D1%82%D0%B5%D0%B2%D0%B0%D1%8F_%D0%BC%D0%BE%D0%B4%D0%B5%D0%BB%D1%8C_OSI</text:span></text:p>
      <text:p text:style-name="P8"/>
      <text:p text:style-name="P8">Уровни модели, расшифровка, PDU, SDU</text:p>
      <text:p text:style-name="P8"/>
      <text:p text:style-name="P8"><text:span text:style-name="T2">OSI</text:span> --- «Basic Reference Model Open Systems Interconnection model» - эталонная модель взаимодействия открытых систем (стека сетевых протоколов OSI/ISO), посредством которой различные сетевые устройства могут взаимодействовать друг с другом. Блок данных информации на каждом уровне - PDU - "Protocol Data Unit".</text:p>
      <text:p text:style-name="P8"/>
      <text:h text:style-name="Heading_20_2" text:outline-level="2"><text:bookmark-start text:name="__RefHeading___Toc5148_752399899"/><text:span text:style-name="T11">3.1 </text:span>Уровни OSI:<text:bookmark-end text:name="__RefHeading___Toc5148_752399899"/></text:h>
      <text:p text:style-name="P8"/>
      <text:list xml:id="list1640656087" text:style-name="L6">
        <text:list-item>
          <text:p text:style-name="P17"><text:span text:style-name="T3">Прикладной уровень (Application layer) - (PDU - сообщение) - это интерфейс <text:s/>взаимодействия пользовательского процесса (участника информационного обмена, источника данных) со средой передачи данных (сетью; относительно OSI модели - с 1-6 уровнями):</text:span></text:p>
        </text:list-item>
      </text:list>
      <text:p text:style-name="P8"><text:s text:c="4"/>- использование приложениями сетевых служб (удалённый доступ к файлам);</text:p>
      <text:p text:style-name="P8"/>
      <text:p text:style-name="P8"/>
      <text:p text:style-name="P8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1" svg:font-family="'Times New Roman'" style:font-adornments="Жирный" style:font-family-generic="roman"/>
    <style:font-face style:name="Times New Roman2" svg:font-family="'Times New Roman'" style:font-adornments="Обычный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style:font-name="Times New Roman1" fo:font-family="'Times New Roman'" style:font-style-name="Жирный" style:font-family-generic="roman" fo:font-size="16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/>
      <style:text-properties style:font-name="Times New Roman1" fo:font-family="'Times New Roman'" style:font-style-name="Жирный" style:font-family-generic="roman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fo:text-align="center" style:justify-single-word="false" style:page-number="auto"/>
      <style:text-properties style:font-name="Times New Roman2" fo:font-family="'Times New Roman'" style:font-style-name="Обычный" style:font-family-generic="roman" fo:font-weight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 fo:text-align="center" style:justify-single-word="false"/>
      <style:text-properties style:font-name="Times New Roman1" fo:font-family="'Times New Roman'" style:font-style-name="Жирный" style:font-family-generic="roman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Times New Roman1" fo:font-family="'Times New Roman'" style:font-style-name="Жирный" style:font-family-generic="roman" fo:font-size="16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26T01:23:18.232911064</dc:date>
    <meta:editing-duration>PT10M40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9" meta:paragraph-count="238" meta:word-count="1917" meta:character-count="15566" meta:non-whitespace-character-count="11624"/>
  </office:meta>
</office:document-meta>
</file>